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e32" officeooo:paragraph-rsid="000c6e32"/>
    </style:style>
    <style:style style:name="P2" style:family="paragraph" style:parent-style-name="Standard">
      <style:text-properties officeooo:rsid="000c7230" officeooo:paragraph-rsid="000c7230"/>
    </style:style>
    <style:style style:name="P3" style:family="paragraph" style:parent-style-name="Standard">
      <style:text-properties officeooo:rsid="000c7230" officeooo:paragraph-rsid="0017d4e2"/>
    </style:style>
    <style:style style:name="P4" style:family="paragraph" style:parent-style-name="Standard">
      <style:text-properties officeooo:rsid="000c7230" officeooo:paragraph-rsid="000c6e32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c7230" officeooo:paragraph-rsid="000c7230" fo:background-color="#7ffe0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003a7" officeooo:paragraph-rsid="001003a7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adf72" officeooo:paragraph-rsid="001adf72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c7230" officeooo:paragraph-rsid="0017d4e2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0b78c" officeooo:paragraph-rsid="0020b78c" fo:background-color="#00ffff" style:font-weight-asian="bold" style:font-weight-complex="bold"/>
    </style:style>
    <style:style style:name="P10" style:family="paragraph" style:parent-style-name="Standard">
      <style:text-properties officeooo:rsid="001003a7" officeooo:paragraph-rsid="001003a7"/>
    </style:style>
    <style:style style:name="P11" style:family="paragraph" style:parent-style-name="Standard">
      <style:text-properties officeooo:rsid="001003a7" officeooo:paragraph-rsid="00138bc3"/>
    </style:style>
    <style:style style:name="P12" style:family="paragraph" style:parent-style-name="Standard">
      <style:text-properties officeooo:rsid="0016365c" officeooo:paragraph-rsid="0016365c"/>
    </style:style>
    <style:style style:name="P13" style:family="paragraph" style:parent-style-name="Standard">
      <style:text-properties officeooo:rsid="00198748" officeooo:paragraph-rsid="00198748"/>
    </style:style>
    <style:style style:name="P14" style:family="paragraph" style:parent-style-name="Standard">
      <style:text-properties officeooo:rsid="001bd363" officeooo:paragraph-rsid="001bd363"/>
    </style:style>
    <style:style style:name="P15" style:family="paragraph" style:parent-style-name="Standard">
      <style:text-properties officeooo:rsid="0011ec4d" officeooo:paragraph-rsid="00138bc3"/>
    </style:style>
    <style:style style:name="P16" style:family="paragraph" style:parent-style-name="Standard">
      <style:text-properties officeooo:rsid="001da4cc" officeooo:paragraph-rsid="0022f43f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bd363" officeooo:paragraph-rsid="001bd363" fo:background-color="#00ffff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37c52" officeooo:paragraph-rsid="00237c52" fo:background-color="#00ffff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20b78c" officeooo:paragraph-rsid="0020b78c" fo:background-color="#00ffff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2b4c4f" officeooo:paragraph-rsid="002dbeab" fo:background-color="#00ffff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30fb73" officeooo:paragraph-rsid="0030fb73" fo:background-color="transparent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326fe5" officeooo:paragraph-rsid="00326fe5" fo:background-color="transparent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3579e6" officeooo:paragraph-rsid="003579e6" fo:background-color="transparent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373795" officeooo:paragraph-rsid="00373795" fo:background-color="transparent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373795" officeooo:paragraph-rsid="00373795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officeooo:rsid="002c0c74" officeooo:paragraph-rsid="002dbeab"/>
    </style:style>
    <style:style style:name="P27" style:family="paragraph" style:parent-style-name="Standard">
      <style:text-properties officeooo:rsid="000c7230" officeooo:paragraph-rsid="000c7230"/>
    </style:style>
    <style:style style:name="P28" style:family="paragraph" style:parent-style-name="Standard">
      <style:text-properties officeooo:rsid="001f05b7" officeooo:paragraph-rsid="001f05b7"/>
    </style:style>
    <style:style style:name="P29" style:family="paragraph" style:parent-style-name="Standard">
      <style:text-properties officeooo:rsid="001f05b7" officeooo:paragraph-rsid="000c6e32"/>
    </style:style>
    <style:style style:name="P30" style:family="paragraph" style:parent-style-name="Standard">
      <style:text-properties officeooo:rsid="001f05b7" officeooo:paragraph-rsid="002ab50e"/>
    </style:style>
    <style:style style:name="P31" style:family="paragraph" style:parent-style-name="Standard">
      <style:text-properties officeooo:rsid="000c6e32" officeooo:paragraph-rsid="000c6e32"/>
    </style:style>
    <style:style style:name="P32" style:family="paragraph" style:parent-style-name="Standard">
      <style:text-properties officeooo:rsid="002b10f8" officeooo:paragraph-rsid="002b4c4f"/>
    </style:style>
    <style:style style:name="P33" style:family="paragraph" style:parent-style-name="Standard">
      <style:text-properties officeooo:rsid="002b4c4f" officeooo:paragraph-rsid="002b4c4f"/>
    </style:style>
    <style:style style:name="P34" style:family="paragraph" style:parent-style-name="Standard">
      <style:text-properties officeooo:rsid="002c0c74" officeooo:paragraph-rsid="002dbeab"/>
    </style:style>
    <style:style style:name="P35" style:family="paragraph" style:parent-style-name="Standard">
      <style:text-properties officeooo:rsid="002fb254" officeooo:paragraph-rsid="002fb254"/>
    </style:style>
    <style:style style:name="P36" style:family="paragraph" style:parent-style-name="Standard">
      <style:text-properties officeooo:rsid="0033f0d2" officeooo:paragraph-rsid="0033f0d2"/>
    </style:style>
    <style:style style:name="T1" style:family="text">
      <style:text-properties officeooo:rsid="000d20c5"/>
    </style:style>
    <style:style style:name="T2" style:family="text">
      <style:text-properties officeooo:rsid="001003a7"/>
    </style:style>
    <style:style style:name="T3" style:family="text">
      <style:text-properties officeooo:rsid="0011ec4d"/>
    </style:style>
    <style:style style:name="T4" style:family="text">
      <style:text-properties officeooo:rsid="0016365c"/>
    </style:style>
    <style:style style:name="T5" style:family="text">
      <style:text-properties officeooo:rsid="00198748"/>
    </style:style>
    <style:style style:name="T6" style:family="text">
      <style:text-properties officeooo:rsid="001f2c20"/>
    </style:style>
    <style:style style:name="T7" style:family="text">
      <style:text-properties officeooo:rsid="0021e0b4"/>
    </style:style>
    <style:style style:name="T8" style:family="text">
      <style:text-properties officeooo:rsid="0022816c"/>
    </style:style>
    <style:style style:name="T9" style:family="text">
      <style:text-properties officeooo:rsid="000c7230"/>
    </style:style>
    <style:style style:name="T10" style:family="text">
      <style:text-properties officeooo:rsid="00284072"/>
    </style:style>
    <style:style style:name="T11" style:family="text">
      <style:text-properties officeooo:rsid="002a29ac"/>
    </style:style>
    <style:style style:name="T12" style:family="text">
      <style:text-properties officeooo:rsid="001da4cc"/>
    </style:style>
    <style:style style:name="T13" style:family="text">
      <style:text-properties officeooo:rsid="002ab50e"/>
    </style:style>
    <style:style style:name="T14" style:family="text">
      <style:text-properties officeooo:rsid="00326f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BGRAFÍA <text:span text:style-name="T1">UT7 </text:span></text:p>
      <text:p text:style-name="P2"/>
      <text:p text:style-name="P2"><text:a xlink:type="simple" xlink:href="https://es.wikibooks.org/wiki/Mantenimiento_y_Montaje_de_Equipos_Informáticos" text:style-name="Internet_20_link" text:visited-style-name="Visited_20_Internet_20_Link">https://es.wikibooks.org/wiki/Mantenimiento_y_Montaje_de_Equipos_Inform%C3%A1ticos</text:a> </text:p>
      <text:p text:style-name="P9">PC</text:p>
      <text:p text:style-name="P6"><text:span text:style-name="T3">MICRO Y </text:span>DISIPADOR </text:p>
      <text:p text:style-name="P12">QUITAR DISIPADOR</text:p>
      <text:p text:style-name="P12">VIDEO 1: <text:a xlink:type="simple" xlink:href="https://www.youtube.com/watch?v=0BI1_Coo3Vo" text:style-name="Internet_20_link" text:visited-style-name="Visited_20_Internet_20_Link"><text:span text:style-name="T2">https://www.youtube.com/watch?v=0BI1_Coo3Vo</text:span></text:a><text:span text:style-name="T2"> <text:s/></text:span>MIN 2:10</text:p>
      <text:p text:style-name="P10"><text:span text:style-name="T4">VIDEO 2 </text:span><text:a xlink:type="simple" xlink:href="https://www.youtube.com/watch?v=1NXLbJch7RA" text:style-name="Internet_20_link" text:visited-style-name="Visited_20_Internet_20_Link">https://www.youtube.com/watch?v=1NXLbJch7RA</text:a> <text:span text:style-name="T4">MIN 6:50</text:span></text:p>
      <text:p text:style-name="P12">VIDEO 3 <text:a xlink:type="simple" xlink:href="https://www.youtube.com/watch?v=5tkqpLd7zI4" text:style-name="Internet_20_link" text:visited-style-name="Visited_20_Internet_20_Link">https://www.youtube.com/watch?v=5tkqpLd7zI4</text:a> <text:s/>MIN:3:22</text:p>
      <text:p text:style-name="P13">VIDEO 4 : MÁS POTENTE <text:a xlink:type="simple" xlink:href="https://www.youtube.com/watch?v=th49Dhz6MkE" text:style-name="Internet_20_link" text:visited-style-name="Visited_20_Internet_20_Link">https://www.youtube.com/watch?v=th49Dhz6MkE</text:a> MIN 3:40</text:p>
      <text:p text:style-name="P11"/>
      <text:p text:style-name="P15">AMD RYZEN </text:p>
      <text:p text:style-name="P11"><text:a xlink:type="simple" xlink:href="https://www.youtube.com/watch?v=FGHvckrhjzI" text:style-name="Internet_20_link" text:visited-style-name="Visited_20_Internet_20_Link">https://www.youtube.com/watch?v=FGHvckrhjzI</text:a> <text:s text:c="2"/><text:span text:style-name="T5">MIN 0:40</text:span></text:p>
      <text:p text:style-name="P11"><text:a xlink:type="simple" xlink:href="https://www.youtube.com/watch?v=lR2V2SMh4-Y" text:style-name="Internet_20_link" text:visited-style-name="Visited_20_Internet_20_Link">https://www.youtube.com/watch?v=lR2V2SMh4-Y</text:a> <text:s/><text:span text:style-name="T5">MIN 0:40</text:span></text:p>
      <text:p text:style-name="P1"/>
      <text:p text:style-name="P7">PLACA Y FUENTE</text:p>
      <text:p text:style-name="P7"/>
      <text:p text:style-name="P8">DESMONTAJE/MONTAJE PC</text:p>
      <text:p text:style-name="P3"><text:a xlink:type="simple" xlink:href="https://www.youtube.com/watch?v=mCSPZtsBOrY" text:style-name="Internet_20_link" text:visited-style-name="Visited_20_Internet_20_Link">https://www.youtube.com/watch?v=mCSPZtsBOrY</text:a> </text:p>
      <text:p text:style-name="P1"/>
      <text:p text:style-name="P9">PORTÁTILES</text:p>
      <text:p text:style-name="P9"/>
      <text:p text:style-name="P26">MANUALES</text:p>
      <text:p text:style-name="P34"><text:a xlink:type="simple" xlink:href="http://h10032.www1.hp.com/ctg/Manual/c05493257" text:style-name="Internet_20_link" text:visited-style-name="Visited_20_Internet_20_Link">http://h10032.www1.hp.com/ctg/Manual/c05493257</text:a> </text:p>
      <text:p text:style-name="P34"/>
      <text:p text:style-name="P25">VIDEOS DE ASISTENCIA/ <text:span text:style-name="T14">SUPPORT</text:span></text:p>
      <text:p text:style-name="P35">LENOVO PAGINA OFICIAL<text:span text:style-name="T14"> </text:span></text:p>
      <text:p text:style-name="P35"><text:s/><text:a xlink:type="simple" xlink:href="https://pcsupport.lenovo.com/es/es/solutions/ht512611-removal-and-replacement-videos-ideapad-gaming-3-82k1-82k2" text:style-name="Internet_20_link" text:visited-style-name="Visited_20_Internet_20_Link">https://pcsupport.lenovo.com/es/es/solutions/ht512611-removal-and-replacement-videos-ideapad-gaming-3-82k1-82k2</text:a> </text:p>
      <text:p text:style-name="P20"/>
      <text:p text:style-name="P21">ASUS SUPPORT</text:p>
      <text:p text:style-name="P21"><text:a xlink:type="simple" xlink:href="https://www.youtube.com/c/ASUSCSC/playlists" text:style-name="Internet_20_link" text:visited-style-name="Visited_20_Internet_20_Link">https://www.youtube.com/c/ASUSCSC/playlists</text:a> </text:p>
      <text:p text:style-name="P21"/>
      <text:p text:style-name="P22">ACER SUPPORT</text:p>
      <text:p text:style-name="P22"><text:a xlink:type="simple" xlink:href="https://www.youtube.com/c/AcerSupport/videos" text:style-name="Internet_20_link" text:visited-style-name="Visited_20_Internet_20_Link">https://www.youtube.com/c/AcerSupport/videos</text:a> </text:p>
      <text:p text:style-name="P22"/>
      <text:p text:style-name="P23">HP SUPPORT</text:p>
      <text:p text:style-name="P23"><text:a xlink:type="simple" xlink:href="https://www.youtube.com/c/HPSupport/playlists" text:style-name="Internet_20_link" text:visited-style-name="Visited_20_Internet_20_Link">https://www.youtube.com/c/HPSupport/playlists</text:a> </text:p>
      <text:p text:style-name="P23"/>
      <text:p text:style-name="P24">DEESMONTAJE/MONTAJE</text:p>
      <text:p text:style-name="P4"/>
      <text:p text:style-name="P2"><text:span text:style-name="T8">1. </text:span><text:span text:style-name="T7"><text:s/></text:span><text:span text:style-name="T6">TOSHIBA: </text:span><text:a xlink:type="simple" xlink:href="https://www.youtube.com/watch?v=na5cSIVlV8M" text:style-name="Internet_20_link" text:visited-style-name="Visited_20_Internet_20_Link"><text:span text:style-name="T6">https://www.youtube.com/watch?v=na5cSIVlV8M</text:span></text:a></text:p>
      <text:p text:style-name="P2"/>
      <text:p text:style-name="P28"><text:span text:style-name="T10">2. </text:span><text:s/><text:span text:style-name="T12">ACER: </text:span><text:a xlink:type="simple" xlink:href="https://www.youtube.com/watch?v=NAPF0ASo_qY" text:style-name="Internet_20_link" text:visited-style-name="Visited_20_Internet_20_Link"><text:span text:style-name="T9">https://www.youtube.com/watch?v=NAPF0ASo_qY</text:span></text:a></text:p>
      <text:p text:style-name="P16"><text:a xlink:type="simple" xlink:href="https://www.youtube.com/watch?v=wgz50IYMnBc" text:style-name="Internet_20_link" text:visited-style-name="Visited_20_Internet_20_Link">https://www.youtube.com/watch?v=wgz50IYMnBc</text:a> </text:p>
      <text:p text:style-name="P30"/>
      <text:p text:style-name="P32">LENOVO</text:p>
      <text:p text:style-name="P32"><text:a xlink:type="simple" xlink:href="https://www.youtube.com/watch?v=Abg9UKn2i18" text:style-name="Internet_20_link" text:visited-style-name="Visited_20_Internet_20_Link">https://www.youtube.com/watch?v=Abg9UKn2i18</text:a> </text:p>
      <text:p text:style-name="P32"/>
      <text:p text:style-name="P33">HP</text:p>
      <text:p text:style-name="P33"><text:a xlink:type="simple" xlink:href="https://www.youtube.com/watch?v=Z-HzD-rwwr0" text:style-name="Internet_20_link" text:visited-style-name="Visited_20_Internet_20_Link">https://www.youtube.com/watch?v=Z-HzD-rwwr0</text:a></text:p>
      <text:p text:style-name="P33"><text:soft-page-break/><text:a xlink:type="simple" xlink:href="https://gocrazyx.info/bricolaje/1706-cómo-abrir-una-computadora-portátil-hp-y-sustituir.html" text:style-name="Internet_20_link" text:visited-style-name="Visited_20_Internet_20_Link">https://gocrazyx.info/bricolaje/1706-c%C3%B3mo-abrir-una-computadora-port%C3%A1til-hp-y-sustituir.html</text:a> </text:p>
      <text:p text:style-name="P33"/>
      <text:p text:style-name="P33"/>
      <text:p text:style-name="P30"><text:span text:style-name="T13">3. </text:span><text:span text:style-name="T11">CAMBIAR </text:span>PANTALLA PORTÁTIL</text:p>
      <text:p text:style-name="P30"><text:s/>ACER CON INVERTER COMPATIBLE</text:p>
      <text:p text:style-name="P30"><text:a xlink:type="simple" xlink:href="https://www.youtube.com/watch?v=_GLx3lKziuc" text:style-name="Internet_20_link" text:visited-style-name="Visited_20_Internet_20_Link">https://www.youtube.com/watch?v=_GLx3lKziuc</text:a> </text:p>
      <text:p text:style-name="P29"/>
      <text:p text:style-name="P1">portátil de la junta</text:p>
      <text:p text:style-name="P1"><text:a xlink:type="simple" xlink:href="https://www.youtube.com/watch?v=UmfFF8_SBkQ" text:style-name="Internet_20_link" text:visited-style-name="Visited_20_Internet_20_Link">https://www.youtube.com/watch?v=UmfFF8_SBkQ</text:a></text:p>
      <text:p text:style-name="P1"/>
      <text:p text:style-name="P36">CAMBIAR BATERÍA INTERNA Y DISCO M,2 </text:p>
      <text:p text:style-name="P36"><text:a xlink:type="simple" xlink:href="https://www.youtube.com/watch?v=0CndXe9_9qE" text:style-name="Internet_20_link" text:visited-style-name="Visited_20_Internet_20_Link">https://www.youtube.com/watch?v=0CndXe9_9qE</text:a> </text:p>
      <text:p text:style-name="P1"/>
      <text:p text:style-name="P17">RECICLAJE</text:p>
      <text:p text:style-name="P18">PORTÁTILES</text:p>
      <text:p text:style-name="P14"><text:a xlink:type="simple" xlink:href="https://www.youtube.com/watch?v=yKfc-e3xfco" text:style-name="Internet_20_link" text:visited-style-name="Visited_20_Internet_20_Link">https://www.youtube.com/watch?v=yKfc-e3xfco</text:a> </text:p>
      <text:p text:style-name="P14"><text:a xlink:type="simple" xlink:href="https://www.youtube.com/watch?v=3LyOCVesY-E" text:style-name="Internet_20_link" text:visited-style-name="Visited_20_Internet_20_Link">https://www.youtube.com/watch?v=3LyOCVesY-E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9T20:33:52.495662945</meta:creation-date>
    <dc:date>2022-02-19T10:03:16.734128318</dc:date>
    <meta:editing-duration>PT15H45M52S</meta:editing-duration>
    <meta:editing-cycles>32</meta:editing-cycles>
    <meta:generator>LibreOffice/7.2.2.2$Linux_X86_64 LibreOffice_project/20$Build-2</meta:generator>
    <meta:document-statistic meta:table-count="0" meta:image-count="0" meta:object-count="0" meta:page-count="2" meta:paragraph-count="47" meta:word-count="103" meta:character-count="1705" meta:non-whitespace-character-count="1621"/>
  </office:meta>
</office:document-meta>
</file>